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C000002F77A0B69664A551557.png" manifest:media-type="image/png"/>
  <manifest:file-entry manifest:full-path="Pictures/10000201000004D500000320EBC4C2CB7955EE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5.6cm" svg:height="16.557cm" svg:x="1.4cm" svg:y="-0.807cm" presentation:class="graphic" presentation:user-transformed="true">
          <draw:image xlink:href="Pictures/10000201000004D500000320EBC4C2CB7955EE2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2.493cm" svg:height="15.749cm" svg:x="2.707cm" svg:y="0.4cm">
          <draw:image xlink:href="Pictures/100002010000043C000002F77A0B69664A55155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6:23:01.405275584</meta:creation-date>
    <dc:date>2019-09-11T16:26:01.437790335</dc:date>
    <meta:editing-duration>PT3M2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